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fo:font-style="normal" fo:background-color="transparent"/>
    </style:style>
    <style:style style:name="P4" style:family="paragraph" style:parent-style-name="Standard">
      <style:paragraph-properties fo:margin-top="0.199cm" fo:margin-bottom="0cm"/>
      <style:text-properties style:text-underline-style="solid" style:text-underline-width="auto" style:text-underline-color="font-color"/>
    </style:style>
    <style:style style:name="P5"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6" style:family="paragraph" style:parent-style-name="Heading_20_3">
      <style:paragraph-properties fo:margin-top="0.199cm" fo:margin-bottom="0cm"/>
      <style:text-properties fo:background-color="transparent"/>
    </style:style>
    <style:style style:name="P7" style:family="paragraph" style:parent-style-name="Heading_20_3">
      <style:paragraph-properties fo:margin-top="0.199cm" fo:margin-bottom="0cm" fo:text-align="start" style:justify-single-word="false"/>
      <style:text-properties fo:color="#000000" fo:background-color="transparent"/>
    </style:style>
    <style:style style:name="P8" style:family="paragraph" style:parent-style-name="Heading_20_2">
      <style:paragraph-properties fo:margin-top="0.199cm" fo:margin-bottom="0cm"/>
      <style:text-properties fo:background-color="transparent"/>
    </style:style>
    <style:style style:name="P9" style:family="paragraph" style:parent-style-name="Standard">
      <style:text-properties fo:background-color="transparent"/>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none"/>
    </style:style>
    <style:style style:name="P12" style:family="paragraph" style:parent-style-name="Text_20_body">
      <style:text-properties fo:background-color="transparent"/>
    </style:style>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6"/>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9"/>
    <style:style style:name="P22" style:family="paragraph" style:parent-style-name="Standard" style:list-style-name="L10"/>
    <style:style style:name="P23" style:family="paragraph" style:parent-style-name="Standard">
      <style:text-properties style:text-underline-style="none" fo:background-color="transparent"/>
    </style:style>
    <style:style style:name="P24" style:family="paragraph" style:parent-style-name="Standard" style:list-style-name="L11">
      <style:text-properties style:text-underline-style="none" fo:background-color="transparent"/>
    </style:style>
    <style:style style:name="P25" style:family="paragraph" style:parent-style-name="Standard" style:list-style-name="L11">
      <style:text-properties style:text-underline-style="none" fo:background-color="transparent"/>
    </style:style>
    <style:style style:name="P26" style:family="paragraph" style:parent-style-name="Standard" style:list-style-name="L11">
      <style:text-properties style:text-underline-style="none" fo:background-color="transparent"/>
    </style:style>
    <style:style style:name="P27" style:family="paragraph" style:parent-style-name="Standard">
      <style:text-properties fo:background-color="transparent"/>
    </style:style>
    <style:style style:name="P28" style:family="paragraph" style:parent-style-name="Standard">
      <style:text-properties style:text-underline-style="solid" style:text-underline-width="auto" style:text-underline-color="font-color" fo:background-color="transparent"/>
    </style:style>
    <style:style style:name="P29" style:family="paragraph" style:parent-style-name="Standard" style:list-style-name="L1">
      <style:paragraph-properties fo:margin-top="0.199cm" fo:margin-bottom="0cm"/>
      <style:text-properties fo:background-color="transparent"/>
    </style:style>
    <style:style style:name="P30" style:family="paragraph" style:parent-style-name="Standard" style:list-style-name="L1">
      <style:paragraph-properties fo:margin-top="0.199cm" fo:margin-bottom="0cm"/>
      <style:text-properties fo:background-color="transparent"/>
    </style:style>
    <style:style style:name="P31" style:family="paragraph" style:parent-style-name="Standard" style:list-style-name="L1">
      <style:paragraph-properties fo:margin-top="0.199cm" fo:margin-bottom="0cm"/>
      <style:text-properties fo:background-color="transparent"/>
    </style:style>
    <style:style style:name="P32" style:family="paragraph" style:parent-style-name="Standard" style:list-style-name="L2">
      <style:paragraph-properties fo:margin-top="0.199cm" fo:margin-bottom="0cm"/>
      <style:text-properties fo:background-color="transparent"/>
    </style:style>
    <style:style style:name="P33" style:family="paragraph" style:parent-style-name="Standard" style:list-style-name="L2">
      <style:paragraph-properties fo:margin-top="0.199cm" fo:margin-bottom="0cm"/>
      <style:text-properties fo:background-color="transparent"/>
    </style:style>
    <style:style style:name="P34" style:family="paragraph" style:parent-style-name="Standard" style:list-style-name="L2">
      <style:paragraph-properties fo:margin-top="0.199cm" fo:margin-bottom="0cm"/>
      <style:text-properties fo:background-color="transparent"/>
    </style:style>
    <style:style style:name="P35" style:family="paragraph" style:parent-style-name="Standard" style:list-style-name="L2">
      <style:paragraph-properties fo:margin-top="0.199cm" fo:margin-bottom="0cm"/>
      <style:text-properties fo:background-color="transparent"/>
    </style:style>
    <style:style style:name="P36" style:family="paragraph" style:parent-style-name="Standard" style:list-style-name="L3">
      <style:paragraph-properties fo:margin-top="0.199cm" fo:margin-bottom="0cm"/>
      <style:text-properties fo:background-color="transparent"/>
    </style:style>
    <style:style style:name="P37" style:family="paragraph" style:parent-style-name="Standard" style:list-style-name="L3">
      <style:paragraph-properties fo:margin-top="0.199cm" fo:margin-bottom="0cm"/>
      <style:text-properties fo:background-color="transparent"/>
    </style:style>
    <style:style style:name="P38" style:family="paragraph" style:parent-style-name="Standard" style:list-style-name="L3">
      <style:paragraph-properties fo:margin-top="0.199cm" fo:margin-bottom="0cm"/>
      <style:text-properties fo:background-color="transparent"/>
    </style:style>
    <style:style style:name="P39" style:family="paragraph" style:parent-style-name="Standard" style:list-style-name="L4">
      <style:paragraph-properties fo:margin-top="0.199cm" fo:margin-bottom="0cm"/>
      <style:text-properties fo:background-color="transparent"/>
    </style:style>
    <style:style style:name="P40" style:family="paragraph" style:parent-style-name="Standard" style:list-style-name="L4">
      <style:paragraph-properties fo:margin-top="0.199cm" fo:margin-bottom="0cm"/>
      <style:text-properties fo:background-color="transparent"/>
    </style:style>
    <style:style style:name="P41" style:family="paragraph" style:parent-style-name="Standard" style:list-style-name="L4">
      <style:paragraph-properties fo:margin-top="0.199cm" fo:margin-bottom="0cm"/>
      <style:text-properties fo:background-color="transparent"/>
    </style:style>
    <style:style style:name="P42" style:family="paragraph" style:parent-style-name="Standard" style:list-style-name="L4">
      <style:paragraph-properties fo:margin-top="0.199cm" fo:margin-bottom="0cm"/>
      <style:text-properties fo:background-color="transparent"/>
    </style:style>
    <style:style style:name="P43" style:family="paragraph" style:parent-style-name="Standard" style:list-style-name="L4">
      <style:paragraph-properties fo:margin-top="0.199cm" fo:margin-bottom="0cm"/>
      <style:text-properties fo:background-color="transparent"/>
    </style:style>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7">
      <style:paragraph-properties fo:margin-top="0cm" fo:margin-bottom="0cm"/>
    </style:style>
    <style:style style:name="P49" style:family="paragraph" style:parent-style-name="Text_20_body" style:list-style-name="L7">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7">
      <style:paragraph-properties fo:margin-top="0cm" fo:margin-bottom="0cm"/>
    </style:style>
    <style:style style:name="P52" style:family="paragraph" style:parent-style-name="Heading_20_4">
      <style:text-properties style:text-underline-style="none" fo:background-color="transparen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TODO&gt;&gt;</text:p>
      <text:list text:style-name="L1">
        <text:list-item>
          <text:p text:style-name="P29">faire "à propos des auteurs"</text:p>
        </text:list-item>
        <text:list-item>
          <text:p text:style-name="P29">faire section Java</text:p>
        </text:list-item>
        <text:list-item>
          <text:p text:style-name="P29">faire section C++</text:p>
        </text:list-item>
      </text:list>
      <text:p text:style-name="P2">&lt;&lt;/TODO&gt;&gt;</text:p>
      <text:p text:style-name="P2">&lt;&lt;AUTOR&gt;&gt;</text:p>
      <text:p text:style-name="P2">François Déchelle, Eric Viara</text:p>
      <text:p text:style-name="P2">&lt;&lt;/AUTOR&gt;&gt;</text:p>
      <text:p text:style-name="P2">&lt;&lt;TITRE&gt;&gt;</text:p>
      <text:h text:style-name="P5" text:outline-level="1">EyeDB, une base de donnée objet pour Linux</text:h>
      <text:p text:style-name="P2">&lt;&lt;/TYTUL&gt;&gt;</text:p>
      <text:p text:style-name="P2">&lt;&lt;LEAD&gt;&gt;</text:p>
      <text:p text:style-name="Standard">Introduction à votre article</text:p>
      <text:p text:style-name="P2">&lt;&lt;/LEAD&gt;&gt;</text:p>
      <text:p text:style-name="P2">&lt;&lt;RAMKA&gt;&gt;</text:p>
      <text:h text:style-name="P6" text:outline-level="3">Cet article explique...</text:h>
      <text:list text:style-name="L2">
        <text:list-item>
          <text:p text:style-name="P32"><text:tab/>Ce que sont les bases de données objets,</text:p>
        </text:list-item>
        <text:list-item>
          <text:p text:style-name="P32"><text:tab/>Comment compiler et installer EyeDB,</text:p>
        </text:list-item>
        <text:list-item>
          <text:p text:style-name="P32"><text:tab/>Comment créer et utiliser une base EyeDB,</text:p>
        </text:list-item>
        <text:list-item>
          <text:p text:style-name="P32"><text:tab/>Comment développer avec EyeDB en Java ou en C++.</text:p>
        </text:list-item>
      </text:list>
      <text:h text:style-name="P6" text:outline-level="3">Ce qu'il faut savoir...</text:h>
      <text:list text:style-name="L3">
        <text:list-item>
          <text:p text:style-name="P36"><text:tab/>Des connaissances minimales en bases de données,</text:p>
        </text:list-item>
        <text:list-item>
          <text:p text:style-name="P36"><text:tab/>Les principes de base de la conception objet (héritage, relations, polymorphisme...).</text:p>
        </text:list-item>
        <text:list-item>
          <text:p text:style-name="P36"><text:tab/>Compiler et installer un logiciel fourni sous forme de code source.</text:p>
        </text:list-item>
      </text:list>
      <text:p text:style-name="P2">&lt;&lt;/RAMKA&gt;&gt;</text:p>
      <text:p text:style-name="P2">&lt;&lt;RAMKA&gt;&gt;</text:p>
      <text:h text:style-name="P7" text:outline-level="3">À propos des auteurs</text:h>
      <text:p text:style-name="Standard">...</text:p>
      <text:p text:style-name="P9">&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8" text:outline-level="2"><text:soft-page-break/>Qu'est-ce qu'une base de données objet ?</text:h>
      <text:p text:style-name="P2"/>
      <text:h text:style-name="Heading_20_4" text:outline-level="4">Bases de données relationnelles, mapping objet/relationnel, bases objets...</text:h>
      <text:p text:style-name="Standard"><text:span text:style-name="T1">Nous expliquerons ici les différences entre les bases de données relationnelles (MySQL, Postgresql), les </text:span><text:span text:style-name="T1">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4" text:outline-level="4">Les projets similaires</text:h>
      <text:p text:style-name="Standard"><text:span text:style-name="T1">Nous présenterons quelques projets similaires (db4o, ZODB, Orient)</text:span>.</text:p>
      <text:h text:style-name="Heading_20_2" text:outline-level="2">L'architecture de EyeDB</text:h>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text:soft-page-break/>facilement car ils sont disponibles sous forme de packages pour la plupart des distributions Linux. Ces pré-requis sont les suivants:</text:p>
      <text:list text:style-name="L4">
        <text:list-item>
          <text:p text:style-name="P39">compilateur C++</text:p>
        </text:list-item>
        <text:list-item>
          <text:p text:style-name="P39">analyseur lexical <text:span text:style-name="T1">flex</text:span></text:p>
        </text:list-item>
        <text:list-item>
          <text:p text:style-name="P39">analyseur syntaxique <text:span text:style-name="T1">bison</text:span></text:p>
        </text:list-item>
        <text:list-item>
          <text:p text:style-name="P39">Java Development Kit</text:p>
        </text:list-item>
        <text:list-item>
          <text:p text:style-name="P39">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0">$HOME/eyedb/install/share/eyedb/tools/eyedb-post-install.sh</text:p>
      <text:p text:style-name="Standard">Une fois ce script exécuté, votre installation de EyeDB est opérationnelle. Vous pouvez la tester en lançant le serveur: </text:p>
      <text:p text:style-name="P10">$HOME/eyedb/install/sbin/eyedbctl start</text:p>
      <text:p text:style-name="Standard">Le message suivant doit s'afficher:</text:p>
      <text:p text:style-name="P10">Starting EyeDB Server<text:line-break/> Version <text:s text:c="5"/>V2.7.5<text:line-break/> Compiled <text:s text:c="4"/>Jan 28 2006 04:06:17<text:line-break/> Architecture linux-x86-64<text:line-break/><text:soft-page-break/> Program Pid 9159</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3"><text:span text:style-name="T2">eyedbctl start</text:span> pour démarrer le serveur,</text:p>
        </text:list-item>
        <text:list-item>
          <text:p text:style-name="P13"><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9">&lt;&lt;LISTING&gt;&gt;</text:p>
      <text:p text:style-name="P9">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10">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0">eyedbadmin database list linuxplus</text:p>
      <text:h text:style-name="Heading_20_4" text:outline-level="4">Définir le schéma de la base avec ODL</text:h>
      <text:p text:style-name="Standard">Le langage ODL (Object Definition Language) est un langage qui a été défini par l'ODMG (Object Database <text:soft-page-break/>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5">un cours est caractérisé par un titre et une description</text:p>
        </text:list-item>
        <text:list-item>
          <text:p text:style-name="P15">un étudiant est caractérisé par un prénom, un nom et une année d'étude</text:p>
        </text:list-item>
        <text:list-item>
          <text:p text:style-name="P15">un professeur est caractérisé par un prénom et un nom</text:p>
        </text:list-item>
        <text:list-item>
          <text:p text:style-name="P15">un professeur est chargé d'un ou plusieurs cours</text:p>
        </text:list-item>
        <text:list-item>
          <text:p text:style-name="P15">un étudiant est inscrit à un ou plusieurs cours</text:p>
        </text:list-item>
        <text:list-item>
          <text:p text:style-name="P15">un cours a un seul professeur</text:p>
        </text:list-item>
      </text:list>
      <text:p text:style-name="P12">&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48">les attributs des différentes classes: firstname, lastname, begin_year, title, description,</text:p>
        </text:list-item>
        <text:list-item>
          <text:p text:style-name="P48">une super-classe Person qui factorise les attributs firsname et lastname des classes Student et Teacher,</text:p>
        </text:list-item>
        <text:list-item>
          <text:p text:style-name="P48">une relation entre Student et Course, représentant les cours auxquels un étudiant est inscrit</text:p>
        </text:list-item>
        <text:list-item>
          <text:p text:style-name="P48">une relation entre Teacher et Course représentant les cours dont un professeur est chargé.</text:p>
        </text:list-item>
      </text:list>
      <text:p text:style-name="P2">&lt;&lt;LISTING lang=JAVA&gt;&gt;</text:p>
      <text:p text:style-name="P9">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4">le mot clé <text:span text:style-name="T2">extends</text:span> indique que les classes Student et Teacher héritent de la classe Personne,</text:p>
        </text:list-item>
        <text:list-item>
          <text:p text:style-name="P44"><text:soft-page-break/>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4">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4">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10">eyedbodl -d linuxplus -u linuxplus.odl</text:p>
      <text:p text:style-name="P11">Vérifiez que la mise à jour du schéma a correctement fonctionné en affichant ce schéma avec la commande :</text:p>
      <text:p text:style-name="P10">eyedbodl -d linuxplus –gencode=ODL</text:p>
      <text:p text:style-name="P11">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10">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9">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text:soft-page-break/>//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9">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1">la commande <text:span text:style-name="T2">\print</text:span> affiche le dernier objet manipulé, comme dans :</text:p>
        </text:list-item>
      </text:list>
      <text:p text:style-name="P10">? eric_viara;<text:line-break/>= 2634.5.228915:oid<text:line-break/>? \print<text:line-break/>Teacher {2634.5.228915:oid} = { <text:line-break/> <text:s text:c="7"/>firstname = "Eric";<text:line-break/> <text:s text:c="7"/>lastname = "Viara";</text:p>
      <text:list text:style-name="L10">
        <text:list-item>
          <text:p text:style-name="P22">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4">? select Student;<text:line-break/>= bag(2663.6.15736:oid, 2661.6.91256:oid)<text:line-break/><text:soft-page-break/>? \print<text:line-break/>Student {2663.6.15736:oid} = { <text:lin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4">select Student.firstname = "John"; </text:p>
      <text:p text:style-name="P1">Pour modifier un objet, vous pouvez chercher l'objet et le stocker dans un variable, puis le modifier:</text:p>
      <text:p text:style-name="P4">?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4">? (select Student.firstname = "John").firstname := "Mark";</text:p>
      <text:p text:style-name="P1">Le listing 5 donne des exemples complets de recherche d'objets avec OQL.</text:p>
      <text:p text:style-name="Standard">&lt;&lt;LISTING lang=SQL&gt;&gt;</text:p>
      <text:p text:style-name="P9">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text:soft-page-break/>//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10">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10">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compilée et installée lors de la compilation de EyeDB, si le compilateur Java est présent. Reportez-vous au chapitre "Compiler et installer EyeDB" pour plus d'information.</text:span></text:p>
      <text:h text:style-name="P52" text:outline-level="4">Ecrire un programme Java utilisant les classes EyeDB</text:h>
      <text:p text:style-name="P23">Le listing 6 donne un programme Java simple qui utilise une base EyeDB, crée quelques objets et les stocke dans la base, de manière similaire au code OQL donné dans les listings 3 et 4. Ce programme utilise la <text:soft-page-break/>bibliothèque Java que vous avez compilée à partir du schéma ODL de la base. Quelques commentaires sur ce programme Java:</text:p>
      <text:list text:style-name="L11">
        <text:list-item>
          <text:p text:style-name="P24">avant d'ouvrir la base, il faut initialiser les packages</text:p>
        </text:list-item>
        <text:list-item>
          <text:p text:style-name="P24">la création et l'écriture d'objets doit toujours se faire à l'intérieur d'une transaction</text:p>
        </text:list-item>
        <text:list-item>
          <text:p text:style-name="P24">à chaque attribut Attr défini dans le schéma ODL correspond une méthode Java <text:span text:style-name="T2">setAttr</text:span> </text:p>
        </text:list-item>
      </text:list>
      <text:p text:style-name="P23">&lt;&lt;LISTING lang=Java&gt;&gt;</text:p>
      <text:p text:style-name="P9">Listing 6. Un programme Java simple utilisant une base EyeDB</text:p>
      <text:p text:style-name="Standard"/>
      <text:p text:style-name="P23">import linuxplus.*;</text:p>
      <text:p text:style-name="P23"/>
      <text:p text:style-name="P23">class Test {</text:p>
      <text:p text:style-name="P23"><text:s text:c="4"/>public static void main( String[] args)</text:p>
      <text:p text:style-name="P23"><text:s text:c="4"/>{</text:p>
      <text:p text:style-name="P23"><text:s text:c="6"/>try {</text:p>
      <text:p text:style-name="P23"><text:s text:c="10"/>// Initialisation du package 'eyedb'</text:p>
      <text:p text:style-name="P23"><text:s text:c="10"/>org.eyedb.Root.init("Test", args);</text:p>
      <text:p text:style-name="P23"><text:s text:c="5"/></text:p>
      <text:p text:style-name="P23"><text:s text:c="10"/>// Initialisation du package 'linuxplus'</text:p>
      <text:p text:style-name="P23"><text:s text:c="10"/>linuxplus.Database.init();</text:p>
      <text:p text:style-name="P23"/>
      <text:p text:style-name="P23"><text:s text:c="10"/>// Ouverture de la base "linuxplus"</text:p>
      <text:p text:style-name="P23"><text:s text:c="10"/>linuxplus.Database db = new linuxplus.Database("linuxplus");</text:p>
      <text:p text:style-name="P23"><text:s text:c="10"/>org.eyedb.Connection conn = new org.eyedb.Connection();</text:p>
      <text:p text:style-name="P23"><text:s text:c="10"/>db.open(conn, org.eyedb.Database.DBRW);</text:p>
      <text:p text:style-name="P23"/>
      <text:p text:style-name="P23"><text:s text:c="10"/>// Ouverture d'une transaction</text:p>
      <text:p text:style-name="P23"><text:s text:c="10"/>db.transactionBegin();</text:p>
      <text:p text:style-name="P23"/>
      <text:p text:style-name="P23"><text:s text:c="10"/>// Creation d'objets</text:p>
      <text:p text:style-name="P23"><text:s text:c="10"/>Course oodbms = new Course( db);</text:p>
      <text:p text:style-name="P23"><text:s text:c="10"/>oodbms.setTitle( "OODBMS");</text:p>
      <text:p text:style-name="P23"><text:s text:c="10"/>oodbms.setDescription( "Object database management systems"); </text:p>
      <text:p text:style-name="P23"/>
      <text:p text:style-name="P23"><text:s text:c="10"/>Student john_harris = new Student( db);</text:p>
      <text:p text:style-name="P23"><text:s text:c="10"/>john_harris.setFirstname( "John");</text:p>
      <text:p text:style-name="P23"><text:s text:c="10"/>john_harris.setLastname( "Harris");</text:p>
      <text:p text:style-name="P23"><text:s text:c="10"/>john_harris.setBeginYear( (short)2002); </text:p>
      <text:p text:style-name="P23"/>
      <text:p text:style-name="P23"><text:s text:c="10"/>Teacher eric_viara = new Teacher( db);</text:p>
      <text:p text:style-name="P23"><text:s text:c="10"/>eric_viara.setFirstname( "Eric");</text:p>
      <text:p text:style-name="P23"><text:s text:c="10"/>eric_viara.setLastname( "Viara");</text:p>
      <text:p text:style-name="P23"/>
      <text:p text:style-name="P23"><text:s text:c="10"/>oodbms.setTeacher( eric_viara); </text:p>
      <text:p text:style-name="P23"/>
      <text:p text:style-name="P23"><text:s text:c="10"/>john_harris.addToCoursesColl(oodbms);</text:p>
      <text:p text:style-name="P23"/>
      <text:p text:style-name="P23"><text:s text:c="10"/>// Ecriture des objets dans la base</text:p>
      <text:p text:style-name="P23"><text:soft-page-break/><text:s text:c="10"/>oodbms.store(org.eyedb.RecMode.FullRecurs);</text:p>
      <text:p text:style-name="P23"><text:s text:c="10"/>eric_viara.store(org.eyedb.RecMode.FullRecurs);</text:p>
      <text:p text:style-name="P23"><text:s text:c="10"/>john_harris.store(org.eyedb.RecMode.FullRecurs);</text:p>
      <text:p text:style-name="P23"/>
      <text:p text:style-name="P23"><text:s text:c="10"/>// Fin de la transaction</text:p>
      <text:p text:style-name="P23"><text:s text:c="10"/>db.transactionCommit();</text:p>
      <text:p text:style-name="P23"><text:s text:c="6"/>}</text:p>
      <text:p text:style-name="P23"><text:s text:c="6"/>catch(org.eyedb.Exception e) {</text:p>
      <text:p text:style-name="P23"><text:s text:c="10"/>e.printStackTrace();</text:p>
      <text:p text:style-name="P23"><text:s text:c="6"/>}</text:p>
      <text:p text:style-name="P23"><text:s text:c="4"/>}</text:p>
      <text:p text:style-name="P23">}</text:p>
      <text:p text:style-name="P23">&lt;&lt;/LISTING&gt;&gt;</text:p>
      <text:p text:style-name="P23">Sauvegardez ce code dans un fichier Test.java, que vous pouvez ensuite compiler avec la commande :</text:p>
      <text:p text:style-name="P28">javac -cp $HOME/eyedb/install/lib/eyedb/java/eyedb.jar:. Test.java</text:p>
      <text:p text:style-name="P23">et exécuter avec la commande :</text:p>
      <text:p text:style-name="P28">java -cp $HOME/eyedb/install/lib/eyedb/java/eyedb.jar:. Test –user=XXX</text:p>
      <text:p text:style-name="P23">en remplaçant XXX par votre nom d'utilisateur Unix.</text:p>
      <text:h text:style-name="Heading_20_2" text:outline-level="2">Développer en C++ avec EyeDB</text:h>
      <text:p text:style-name="P3"><text:span text:style-name="T1">Nous présenterons brièvement le binding C++ pour EyeDB et donnerons un aperçu du développement d'une application C++ utilisant EyeDB pour stocker ses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9T10:42:19</dc:date>
    <meta:print-date>2003-07-10T16:14:58</meta:print-date>
    <meta:editing-cycles>565</meta:editing-cycles>
    <meta:editing-duration>P1DT0H11M44S</meta:editing-duration>
    <meta:user-defined meta:name="Info 1"/>
    <meta:user-defined meta:name="Info 2"/>
    <meta:user-defined meta:name="Info 3"/>
    <meta:user-defined meta:name="Info 4"/>
    <meta:document-statistic meta:table-count="0" meta:image-count="0" meta:object-count="0" meta:page-count="11" meta:paragraph-count="301" meta:word-count="3233" meta:character-count="22569"/>
  </office:meta>
</office:document-meta>
</file>